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49:6" calcext:value-type="string" table:number-columns-spanned="1" table:number-rows-spanned="7">
            <text:p>49: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49:6" calcext:value-type="string">
            <text:p>49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52:6" calcext:value-type="string">
            <text:p>52:6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52:6" calcext:value-type="string" table:number-columns-spanned="1" table:number-rows-spanned="7">
            <text:p>52: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8" calcext:value-type="float">
            <text:p>8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8:0" calcext:value-type="string">
            <text:p>8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IF([.F50]-[.H50]&lt;0;([.H50]-[.F50]);([.H50]-[.F50])*-1)" office:value-type="float" office:value="8" calcext:value-type="float">
            <text:p>8</text:p>
          </table:table-cell>
          <table:table-cell table:style-name="ce3" table:formula="of:=IF([.G50]-[.I50]&lt;0;([.I50]-[.G50]);([.I50]-[.G50])*-1)" office:value-type="float" office:value="6" calcext:value-type="float">
            <text:p>6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8:6" calcext:value-type="string">
            <text:p>8:6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1]-[.H51]&lt;0;([.H51]-[.F51]);([.H51]-[.F51])*-1)" office:value-type="float" office:value="9" calcext:value-type="float">
            <text:p>9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9:0" calcext:value-type="string">
            <text:p>9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45:0" calcext:value-type="string" table:number-columns-spanned="1" table:number-rows-spanned="7">
            <text:p>45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9" calcext:value-type="float">
            <text:p>9</text:p>
          </table:table-cell>
          <table:table-cell table:style-name="ce3" table:formula="of:=IF([.G53]-[.I53]&lt;0;([.I53]-[.G53]);([.I53]-[.G53])*-1)" office:value-type="float" office:value="30" calcext:value-type="float">
            <text:p>3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9:30" calcext:value-type="string">
            <text:p>9:3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53:0" calcext:value-type="string">
            <text:p>53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9" calcext:value-type="float">
            <text:p>9</text:p>
          </table:table-cell>
          <table:table-cell table:style-name="ce3" table:formula="of:=IF([.G54]-[.I54]&lt;0;([.I54]-[.G54]);([.I54]-[.G54])*-1)" office:value-type="float" office:value="30" calcext:value-type="float">
            <text:p>3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9:30" calcext:value-type="string">
            <text:p>9:3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52:0" calcext:value-type="string">
            <text:p>52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52:0" calcext:value-type="string">
            <text:p>52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8" calcext:value-type="float">
            <text:p>8</text:p>
          </table:table-cell>
          <table:table-cell table:style-name="ce3" table:formula="of:=IF([.G55]-[.I55]&lt;0;([.I55]-[.G55]);([.I55]-[.G55])*-1)" office:value-type="float" office:value="30" calcext:value-type="float">
            <text:p>3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8:30" calcext:value-type="string">
            <text:p>8:3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8" calcext:value-type="float">
            <text:p>8</text:p>
          </table:table-cell>
          <table:table-cell table:style-name="ce3" table:formula="of:=IF([.G57]-[.I57]&lt;0;([.I57]-[.G57]);([.I57]-[.G57])*-1)" office:value-type="float" office:value="30" calcext:value-type="float">
            <text:p>3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8:30" calcext:value-type="string">
            <text:p>8:3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58:30" calcext:value-type="string">
            <text:p>58:3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58:30" calcext:value-type="string">
            <text:p>58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8" calcext:value-type="float">
            <text:p>8</text:p>
          </table:table-cell>
          <table:table-cell table:style-name="ce3" table:formula="of:=IF([.G58]-[.I58]&lt;0;([.I58]-[.G58]);([.I58]-[.G58])*-1)" office:value-type="float" office:value="30" calcext:value-type="float">
            <text:p>3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8:30" calcext:value-type="string">
            <text:p>8:3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57:30" calcext:value-type="string" table:number-columns-spanned="1" table:number-rows-spanned="7">
            <text:p>57:3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57:30" calcext:value-type="string">
            <text:p>57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8" calcext:value-type="float">
            <text:p>8</text:p>
          </table:table-cell>
          <table:table-cell table:style-name="ce3" table:formula="of:=IF([.G59]-[.I59]&lt;0;([.I59]-[.G59]);([.I59]-[.G59])*-1)" office:value-type="float" office:value="30" calcext:value-type="float">
            <text:p>3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8:30" calcext:value-type="string">
            <text:p>8:3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56:30" calcext:value-type="string">
            <text:p>56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56:30" calcext:value-type="string">
            <text:p>56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8" calcext:value-type="float">
            <text:p>8</text:p>
          </table:table-cell>
          <table:table-cell table:style-name="ce3" table:formula="of:=IF([.G60]-[.I60]&lt;0;([.I60]-[.G60]);([.I60]-[.G60])*-1)" office:value-type="float" office:value="30" calcext:value-type="float">
            <text:p>3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8:30" calcext:value-type="string">
            <text:p>8:3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47:0" calcext:value-type="string">
            <text:p>47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47:0" calcext:value-type="string">
            <text:p>4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8" calcext:value-type="float">
            <text:p>8</text:p>
          </table:table-cell>
          <table:table-cell table:style-name="ce3" table:formula="of:=IF([.G61]-[.I61]&lt;0;([.I61]-[.G61]);([.I61]-[.G61])*-1)" office:value-type="float" office:value="30" calcext:value-type="float">
            <text:p>3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8:30" calcext:value-type="string">
            <text:p>8:3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46:0" calcext:value-type="string">
            <text:p>46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46:0" calcext:value-type="string">
            <text:p>4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7" calcext:value-type="float">
            <text:p>7</text:p>
          </table:table-cell>
          <table:table-cell table:style-name="ce3" table:formula="of:=IF([.G62]-[.I62]&lt;0;([.I62]-[.G62]);([.I62]-[.G62])*-1)" office:value-type="float" office:value="30" calcext:value-type="float">
            <text:p>3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7:30" calcext:value-type="string">
            <text:p>7:3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45:0" calcext:value-type="string" table:number-columns-spanned="1" table:number-rows-spanned="7">
            <text:p>45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7" calcext:value-type="float">
            <text:p>7</text:p>
          </table:table-cell>
          <table:table-cell table:style-name="ce3" table:formula="of:=IF([.G63]-[.I63]&lt;0;([.I63]-[.G63]);([.I63]-[.G63])*-1)" office:value-type="float" office:value="30" calcext:value-type="float">
            <text:p>3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7:30" calcext:value-type="string">
            <text:p>7:3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7" calcext:value-type="float">
            <text:p>7</text:p>
          </table:table-cell>
          <table:table-cell table:style-name="ce3" table:formula="of:=IF([.G64]-[.I64]&lt;0;([.I64]-[.G64]);([.I64]-[.G64])*-1)" office:value-type="float" office:value="30" calcext:value-type="float">
            <text:p>3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7:30" calcext:value-type="string">
            <text:p>7:3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7" calcext:value-type="float">
            <text:p>7</text:p>
          </table:table-cell>
          <table:table-cell table:style-name="ce3" table:formula="of:=IF([.G65]-[.I65]&lt;0;([.I65]-[.G65]);([.I65]-[.G65])*-1)" office:value-type="float" office:value="30" calcext:value-type="float">
            <text:p>3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7:30" calcext:value-type="string">
            <text:p>7:3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45:0" calcext:value-type="string" table:number-columns-spanned="1" table:number-rows-spanned="7">
            <text:p>45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38:30" calcext:value-type="string">
            <text:p>38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38:30" calcext:value-type="string">
            <text:p>38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7" calcext:value-type="float">
            <text:p>7</text:p>
          </table:table-cell>
          <table:table-cell table:style-name="ce3" table:formula="of:=IF([.G67]-[.I67]&lt;0;([.I67]-[.G67]);([.I67]-[.G67])*-1)" office:value-type="float" office:value="30" calcext:value-type="float">
            <text:p>3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7:30" calcext:value-type="string">
            <text:p>7:3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7" calcext:value-type="float">
            <text:p>7</text:p>
          </table:table-cell>
          <table:table-cell table:style-name="ce3" table:formula="of:=IF([.G68]-[.I68]&lt;0;([.I68]-[.G68]);([.I68]-[.G68])*-1)" office:value-type="float" office:value="30" calcext:value-type="float">
            <text:p>3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7:30" calcext:value-type="string">
            <text:p>7:3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7" calcext:value-type="float">
            <text:p>7</text:p>
          </table:table-cell>
          <table:table-cell table:style-name="ce3" table:formula="of:=IF([.G69]-[.I69]&lt;0;([.I69]-[.G69]);([.I69]-[.G69])*-1)" office:value-type="float" office:value="30" calcext:value-type="float">
            <text:p>3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7:30" calcext:value-type="string">
            <text:p>7:3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45:0" calcext:value-type="string" table:number-columns-spanned="1" table:number-rows-spanned="7">
            <text:p>45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7" calcext:value-type="float">
            <text:p>7</text:p>
          </table:table-cell>
          <table:table-cell table:style-name="ce3" table:formula="of:=IF([.G70]-[.I70]&lt;0;([.I70]-[.G70]);([.I70]-[.G70])*-1)" office:value-type="float" office:value="30" calcext:value-type="float">
            <text:p>3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7:30" calcext:value-type="string">
            <text:p>7:3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47:0" calcext:value-type="string">
            <text:p>47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47:0" calcext:value-type="string">
            <text:p>4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7" calcext:value-type="float">
            <text:p>7</text:p>
          </table:table-cell>
          <table:table-cell table:style-name="ce3" table:formula="of:=IF([.G71]-[.I71]&lt;0;([.I71]-[.G71]);([.I71]-[.G71])*-1)" office:value-type="float" office:value="30" calcext:value-type="float">
            <text:p>3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7:30" calcext:value-type="string">
            <text:p>7:3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40:30" calcext:value-type="string">
            <text:p>40:3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40:30" calcext:value-type="string">
            <text:p>40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32:0" calcext:value-type="string" table:number-columns-spanned="1" table:number-rows-spanned="7">
            <text:p>32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32:0" calcext:value-type="string">
            <text:p>32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7" calcext:value-type="float">
            <text:p>7</text:p>
          </table:table-cell>
          <table:table-cell table:style-name="ce3" table:formula="of:=IF([.G73]-[.I73]&lt;0;([.I73]-[.G73]);([.I73]-[.G73])*-1)" office:value-type="float" office:value="30" calcext:value-type="float">
            <text:p>3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7:30" calcext:value-type="string">
            <text:p>7:3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32:0" calcext:value-type="string">
            <text:p>32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32:0" calcext:value-type="string">
            <text:p>32:0</text:p>
          </table:covered-table-cell>
          <table:table-cell office:value-type="string" calcext:value-type="string">
            <text:p>hearing of Department of labor investigations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7" calcext:value-type="float">
            <text:p>7</text:p>
          </table:table-cell>
          <table:table-cell table:style-name="ce3" table:formula="of:=IF([.G74]-[.I74]&lt;0;([.I74]-[.G74]);([.I74]-[.G74])*-1)" office:value-type="float" office:value="30" calcext:value-type="float">
            <text:p>3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7:30" calcext:value-type="string">
            <text:p>7:3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25:30" calcext:value-type="string">
            <text:p>25:3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25:30" calcext:value-type="string">
            <text:p>25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7" calcext:value-type="float">
            <text:p>7</text:p>
          </table:table-cell>
          <table:table-cell table:style-name="ce3" table:formula="of:=IF([.G75]-[.I75]&lt;0;([.I75]-[.G75]);([.I75]-[.G75])*-1)" office:value-type="float" office:value="30" calcext:value-type="float">
            <text:p>3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7:30" calcext:value-type="string">
            <text:p>7:3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9" calcext:value-type="float">
            <text:p>9</text:p>
          </table:table-cell>
          <table:table-cell table:style-name="ce3" table:formula="of:=IF([.G76]-[.I76]&lt;0;([.I76]-[.G76]);([.I76]-[.G76])*-1)" office:value-type="float" office:value="30" calcext:value-type="float">
            <text:p>3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9:30" calcext:value-type="string">
            <text:p>9:3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9:0" calcext:value-type="string" table:number-columns-spanned="1" table:number-rows-spanned="7">
            <text:p>9:0</text:p>
          </table:table-cell>
          <table:table-cell office:value-type="string" calcext:value-type="string">
            <text:p>I am being told by Mr. Anil Patel and Mrs. Tora Patel that to keep my home I must tell a lie to the Department of Labor Investigators. I do not like this. They have had me sign a timesheet that is in no way correct, and as such, I have used a signature that is not mine. Additionally, I have added some new evidence to this file repository revealing the time false timesheets with sample signature of mine actual signature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18:09:36.306965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1H11M15S</meta:editing-duration>
    <meta:editing-cycles>37</meta:editing-cycles>
    <meta:generator>LibreOffice/5.1.3.2$Linux_x86 LibreOffice_project/10m0$Build-2</meta:generator>
    <dc:date>2016-08-28T18:13:40.530930792</dc:date>
    <meta:document-statistic meta:table-count="1" meta:cell-count="1344" meta:object-count="0"/>
  </office:meta>
</office:document-meta>
</file>